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Source Han Sans CN" svg:font-family="'Source Han Sans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Source Han Sans CN1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6564e" officeooo:paragraph-rsid="0018c731"/>
    </style:style>
    <style:style style:name="P2" style:family="paragraph" style:parent-style-name="Standard">
      <style:paragraph-properties fo:text-align="center" style:justify-single-word="false"/>
      <style:text-properties officeooo:rsid="0006564e" officeooo:paragraph-rsid="0018c731"/>
    </style:style>
    <style:style style:name="P3" style:family="paragraph" style:parent-style-name="Standard">
      <style:text-properties officeooo:rsid="00046d9c" officeooo:paragraph-rsid="0018c73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46d9c" officeooo:paragraph-rsid="0018c731" style:font-weight-asian="bold" style:font-weight-complex="bold"/>
    </style:style>
    <style:style style:name="P5" style:family="paragraph">
      <style:paragraph-properties fo:text-align="center"/>
      <style:text-properties style:font-name="F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font-name="F" fo:font-size="12pt" fo:font-weight="bold" style:font-weight-asian="bold" style:font-weight-complex="bold"/>
    </style:style>
    <style:style style:name="P7" style:family="paragraph">
      <style:text-properties style:font-name="F" fo:font-size="12pt"/>
    </style:style>
    <style:style style:name="P8" style:family="paragraph">
      <loext:graphic-properties draw:fill="none" draw:fill-color="#ffffff"/>
      <style:paragraph-properties fo:text-align="center"/>
      <style:text-properties style:font-name="F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6564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solid" svg:stroke-width="0.106cm" svg:stroke-color="#000000" draw:marker-start-width="0.512cm" draw:marker-end-width="0.512cm" draw:fill="none" draw:fill-color="#ffffff" fo:min-height="7.803cm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Shape1" draw:style-name="gr1" draw:text-style-name="P8" svg:width="13.997cm" svg:height="7.91cm" svg:x="0.919cm" svg:y="1.602cm"><draw:text-box><text:p text:style-name="P5"><text:span text:style-name="T2">QSMEE Axle load Scales</text:span></text:p><text:p text:style-name="P6"><text:span text:style-name="T3">User Guide</text:span></text:p><text:p text:style-name="P7"><text:span text:style-name="T4"/></text:p><text:p text:style-name="P7"><text:span text:style-name="T4"><text:s/></text:span><text:span text:style-name="T4">POWER ON :</text:span></text:p><text:p text:style-name="P7"><text:span text:style-name="T4"><text:tab/></text:span><text:span text:style-name="T4"><text:tab/></text:span><text:span text:style-name="T4">Push the Power switch down and hold until the display lights up with “8888” then</text:span></text:p><text:p text:style-name="P7"><text:span text:style-name="T4"><text:tab/></text:span><text:span text:style-name="T4"><text:tab/></text:span><text:span text:style-name="T4">release. This will power the scales up for approx 30 minutes and then power it self </text:span></text:p><text:p text:style-name="P7"><text:span text:style-name="T4"><text:tab/></text:span><text:span text:style-name="T4"><text:tab/></text:span><text:span text:style-name="T4">down.</text:span></text:p><text:p text:style-name="P7"><text:span text:style-name="T4"/></text:p><text:p text:style-name="P7"><text:span text:style-name="T4"><text:s/></text:span><text:span text:style-name="T4">Zero Reading:</text:span></text:p><text:p text:style-name="P7"><text:span text:style-name="T4"><text:tab/></text:span><text:span text:style-name="T4"><text:tab/></text:span><text:span text:style-name="T4">Pressing this button down while there is no weight on the measuring part of the track</text:span></text:p><text:p text:style-name="P7"><text:span text:style-name="T4"><text:tab/></text:span><text:span text:style-name="T4"><text:tab/></text:span><text:span text:style-name="T4">will set the tare weight to zero. <text:s/>Use this switch when ever the weight display does</text:span></text:p><text:p text:style-name="P7"><text:span text:style-name="T4"><text:tab/></text:span><text:span text:style-name="T4"><text:tab/></text:span><text:span text:style-name="T4">not read 0.0 on the right hand end of the display when there is no load on the scales.</text:span></text:p><text:p text:style-name="P7"><text:span text:style-name="T4"/></text:p><text:p text:style-name="P7"><text:span text:style-name="T4"><text:s/></text:span><text:span text:style-name="T4">Mem +</text:span></text:p><text:p text:style-name="P7"><text:span text:style-name="T4"><text:tab/></text:span><text:span text:style-name="T4"><text:tab/></text:span><text:span text:style-name="T4">Pressing the right hand Mem + switch down will cause the current weight displayed</text:span></text:p><text:p text:style-name="P7"><text:span text:style-name="T4"><text:tab/></text:span><text:span text:style-name="T4"><text:tab/></text:span><text:span text:style-name="T4">on the right hand end of the display to be added to the MEMORY part of the display</text:span></text:p><text:p text:style-name="P7"><text:span text:style-name="T4"><text:tab/></text:span><text:span text:style-name="T4"><text:tab/></text:span><text:span text:style-name="T4">on the left hand side.</text:span></text:p><text:p text:style-name="P7"><text:span text:style-name="T4"/></text:p><text:p text:style-name="P7"><text:span text:style-name="T4"><text:s/></text:span><text:span text:style-name="T4">Mem Clr</text:span></text:p><text:p text:style-name="P7"><text:span text:style-name="T4"><text:tab/></text:span><text:span text:style-name="T4"><text:tab/></text:span><text:span text:style-name="T4">Pressing the right hand Mem Clr button up will reset the value in MEMORY back to</text:span></text:p><text:p text:style-name="P7"><text:span text:style-name="T4"><text:tab/></text:span><text:span text:style-name="T4"><text:tab/></text:span><text:span text:style-name="T4">zero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Source Han Sans CN" svg:font-family="'Source Han Sans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Source Han Sans CN1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erif CN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erif CN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Campbell</meta:initial-creator>
    <meta:creation-date>2019-10-31T20:14:35.283046366</meta:creation-date>
    <dc:date>2019-10-31T20:39:06.750338970</dc:date>
    <dc:creator>Bob Campbell</dc:creator>
    <meta:editing-duration>PT4M10S</meta:editing-duration>
    <meta:editing-cycles>2</meta:editing-cycles>
    <meta:generator>LibreOffice/6.2.7.1$Linux_X86_64 LibreOffice_project/20$Build-1</meta:generator>
    <meta:printed-by>Bob Campbell</meta:printed-by>
    <meta:print-date>2019-10-31T20:38:35.193792898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